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type="char" style:char=","/>
        </style:tab-stops>
      </style:paragraph-properties>
    </style:style>
    <style:style style:name="P2" style:family="paragraph">
      <style:paragraph-properties>
        <style:tab-stops>
          <style:tab-stop style:position="2in" style:type="char" style:char="="/>
          <style:tab-stop style:position="3in" style:type="char" style:char="."/>
        </style:tab-stops>
      </style:paragraph-properties>
    </style:style>
  </office:automatic-styles>
  <office:body>
    <office:text>
      <text:p text:style-name="P1">
     <text:tab/>Gamgee, Sam
   </text:p>
      <text:p text:style-name="P1">
     <text:tab/>Brandybuck, Meriadoc
   </text:p>
      <text:p text:style-name="P1">
     <text:tab/>Took, Peregrin
   </text:p>
      <text:p/>
      <text:p/>
      <text:p text:style-name="P2">
    <text:tab/>0.322 + 4 = <text:tab/>4.322
   </text:p>
      <text:p text:style-name="P2">
    <text:tab/>42 + 0.01 = <text:tab/>42.01
   </text:p>
      <text:p text:style-name="P2">
    <text:tab/>4233.343 + 0.00 = <text:tab/>4233.343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